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8cm" svg:height="3cm" svg:x="7cm" svg:y="7cm">
          <text:p text:style-name="P1">tokenizer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8cm" svg:height="2.5cm" svg:x="7cm" svg:y="2.5cm">
          <text:p text:style-name="P1">Письмо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1cm" svg:y1="5cm" svg:x2="11cm" svg:y2="7cm" draw:start-shape="id1" draw:start-glue-point="2" draw:end-shape="id2" draw:end-glue-point="0" svg:d="m11000 5000v2000">
          <text:p/>
        </draw:connector>
        <draw:frame draw:style-name="gr3" draw:layer="layout" svg:width="3.254cm" svg:height="0.962cm" draw:transform="rotate (-0.637394242829395) translate (13.885cm 10.29cm)">
          <draw:text-box>
            <text:p>обучение</text:p>
          </draw:text-box>
        </draw:frame>
        <draw:custom-shape draw:style-name="gr1" draw:text-style-name="P1" xml:id="id4" draw:id="id4" draw:layer="layout" svg:width="6cm" svg:height="3cm" svg:x="13cm" svg:y="13.5cm">
          <text:p text:style-name="P1">Файл</text:p>
          <text:p text:style-name="P1">с информацией о</text:p>
          <text:p text:style-name="P1">частотах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5.5cm" svg:height="2.5cm" svg:x="4.5cm" svg:y="20cm">
          <text:p text:style-name="P1">Модель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5cm" svg:height="2.5cm" svg:x="7.5cm" svg:y="16.5cm">
          <text:p text:style-name="P1">Описание</text:p>
          <text:p text:style-name="P1">модели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6cm" svg:height="2.5cm" svg:x="17.5cm" svg:y="17.5cm">
          <text:p text:style-name="P1">Предобработка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20.5cm" svg:y1="17.5cm" svg:x2="16cm" svg:y2="16.5cm" draw:start-shape="id3" draw:start-glue-point="0" draw:end-shape="id4" draw:end-glue-point="2" svg:d="m20500 17500-4500-1000">
          <text:p/>
        </draw:connector>
        <draw:custom-shape draw:style-name="gr1" draw:text-style-name="P1" xml:id="id5" draw:id="id5" draw:layer="layout" svg:width="4cm" svg:height="2cm" svg:x="12.5cm" svg:y="20cm">
          <text:p text:style-name="P1">svm-train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7.5cm" svg:y1="18.75cm" svg:x2="16.5cm" svg:y2="21cm" draw:start-shape="id3" draw:start-glue-point="3" draw:end-shape="id5" draw:end-glue-point="1" svg:d="m17500 18750-1000 2250">
          <text:p/>
        </draw:connector>
        <draw:connector draw:style-name="gr2" draw:text-style-name="P1" draw:layer="layout" draw:type="line" svg:x1="12.5cm" svg:y1="21cm" svg:x2="10cm" svg:y2="21.25cm" draw:start-shape="id5" draw:start-glue-point="3" draw:end-shape="id6" draw:end-glue-point="1" svg:d="m12500 21000-2500 250">
          <text:p/>
        </draw:connector>
        <draw:connector draw:style-name="gr2" draw:text-style-name="P1" draw:layer="layout" draw:type="line" svg:x1="11cm" svg:y1="10cm" svg:x2="16cm" svg:y2="13.5cm" draw:start-shape="id2" draw:start-glue-point="2" draw:end-shape="id4" draw:end-glue-point="0" svg:d="m11000 10000 5000 3500">
          <text:p/>
        </draw:connector>
        <draw:connector draw:style-name="gr2" draw:text-style-name="P1" draw:layer="layout" draw:type="line" svg:x1="17.5cm" svg:y1="18.75cm" svg:x2="12.5cm" svg:y2="17.75cm" draw:start-shape="id3" draw:start-glue-point="3" draw:end-shape="id7" draw:end-glue-point="1" svg:d="m17500 18750-5000-1000">
          <text:p/>
        </draw:connector>
        <draw:custom-shape draw:style-name="gr1" draw:text-style-name="P1" xml:id="id8" draw:id="id8" draw:layer="layout" svg:width="5cm" svg:height="2cm" svg:x="-0.5cm" svg:y="15cm">
          <text:p text:style-name="P1">Вектор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1cm" svg:y1="10cm" svg:x2="2cm" svg:y2="15cm" draw:start-shape="id2" draw:start-glue-point="2" draw:end-shape="id8" draw:end-glue-point="0" svg:d="m11000 10000-9000 5000">
          <text:p/>
        </draw:connector>
        <draw:connector draw:style-name="gr2" draw:text-style-name="P1" draw:layer="layout" draw:type="line" svg:x1="7.5cm" svg:y1="17.75cm" svg:x2="4.5cm" svg:y2="16cm" draw:start-shape="id7" draw:start-glue-point="3" draw:end-shape="id8" svg:d="m7500 17750-3000-1750">
          <text:p/>
        </draw:connector>
        <draw:custom-shape draw:style-name="gr1" draw:text-style-name="P1" xml:id="id9" draw:id="id9" draw:layer="layout" svg:width="5.5cm" svg:height="1.7cm" svg:x="1.5cm" svg:y="23.5cm">
          <text:p text:style-name="P1">libsvm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7.25cm" svg:y1="22.5cm" svg:x2="4.25cm" svg:y2="23.5cm" draw:start-shape="id6" draw:start-glue-point="2" draw:end-shape="id9" draw:end-glue-point="0" svg:d="m7250 22500-3000 1000">
          <text:p/>
        </draw:connector>
        <draw:connector draw:style-name="gr2" draw:text-style-name="P1" draw:layer="layout" draw:type="line" svg:x1="2cm" svg:y1="17cm" svg:x2="4.25cm" svg:y2="23.5cm" draw:start-shape="id8" draw:start-glue-point="2" draw:end-shape="id9" draw:end-glue-point="0" svg:d="m2000 17000 2250 6500">
          <text:p/>
        </draw:connector>
        <draw:custom-shape draw:style-name="gr1" draw:text-style-name="P1" xml:id="id10" draw:id="id10" draw:layer="layout" svg:width="6cm" svg:height="2.5cm" svg:x="12.5cm" svg:y="24cm">
          <text:p text:style-name="P1">Класс</text:p>
          <text:p text:style-name="P1">И вероятность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7cm" svg:y1="24.35cm" svg:x2="12.5cm" svg:y2="25.25cm" draw:start-shape="id9" draw:start-glue-point="1" draw:end-shape="id10" draw:end-glue-point="6" svg:d="m7000 24350 5500 900">
          <text:p/>
        </draw:connector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4-17T16:12:43</meta:creation-date>
    <dc:date>2011-04-17T16:27:24</dc:date>
    <meta:editing-duration>PT14M42S</meta:editing-duration>
    <meta:editing-cycles>1</meta:editing-cycles>
    <meta:document-statistic meta:object-count="22"/>
    <meta:generator>LibreOffice/3.3$Unix LibreOffice_project/330m19$Build-8</meta:generator>
  </office:meta>
</office:document-meta>
</file>